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3000000030813FE8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Helv" svg:font-family="Helv"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6569in" fo:margin-left="-0.0278in" table:align="left" style:writing-mode="lr-tb"/>
    </style:style>
    <style:style style:name="Tabelle1.A" style:family="table-column">
      <style:table-column-properties style:column-width="3.3472in"/>
    </style:style>
    <style:style style:name="Tabelle1.B" style:family="table-column">
      <style:table-column-properties style:column-width="3.3097in"/>
    </style:style>
    <style:style style:name="Tabelle1.1" style:family="table-row">
      <style:table-row-properties style:keep-together="true" fo:keep-together="auto"/>
    </style:style>
    <style:style style:name="Tabel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194in" fo:padding-right="0.0194in" fo:padding-top="0in" fo:padding-bottom="0in" fo:border="0.0069in solid #000000" style:writing-mode="lr-tb"/>
    </style:style>
    <style:style style:name="Tabelle2" style:family="table">
      <style:table-properties style:width="6.6569in" fo:margin-left="-0.0278in" table:align="left" style:writing-mode="lr-tb"/>
    </style:style>
    <style:style style:name="Tabelle2.A" style:family="table-column">
      <style:table-column-properties style:column-width="0.6861in"/>
    </style:style>
    <style:style style:name="Tabelle2.B" style:family="table-column">
      <style:table-column-properties style:column-width="0.6771in"/>
    </style:style>
    <style:style style:name="Tabelle2.C" style:family="table-column">
      <style:table-column-properties style:column-width="5.2938in"/>
    </style:style>
    <style:style style:name="Tabelle2.1" style:family="table-row">
      <style:table-row-properties style:keep-together="true" fo:keep-together="auto"/>
    </style:style>
    <style:style style:name="Tabel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194in" fo:padding-right="0.0194in" fo:padding-top="0in" fo:padding-bottom="0in" fo:border="0.0069in solid #000000" style:writing-mode="lr-tb"/>
    </style:style>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P2" style:family="paragraph" style:parent-style-name="Standard">
      <style:paragraph-properties fo:margin-top="0in" fo:margin-bottom="0.0835in"/>
      <style:text-properties fo:language="en" fo:country="GB"/>
    </style:style>
    <style:style style:name="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style:tab-stops>
          <style:tab-stop style:position="0.4165in"/>
          <style:tab-stop style:position="6.4965in" style:type="right" style:leader-style="dotted" style:leader-text="."/>
        </style:tab-stops>
      </style:paragraph-properties>
    </style:style>
    <style:style style:name="P7" style:family="paragraph" style:parent-style-name="Standard">
      <style:text-properties style:language-asian="de" style:country-asian="DE"/>
    </style:style>
    <style:style style:name="P8" style:family="paragraph" style:parent-style-name="Standard">
      <style:paragraph-properties fo:margin-top="0in" fo:margin-bottom="0in" style:text-autospace="ideograph-alpha" style:punctuation-wrap="hanging" style:vertical-align="auto"/>
      <style:text-properties style:font-name="Times New Roman" fo:font-size="12pt" style:font-size-asian="12pt" style:language-asian="de" style:country-asian="DE" style:font-size-complex="12pt"/>
    </style:style>
    <style:style style:name="P9" style:family="paragraph" style:parent-style-name="Table_20_Text">
      <style:paragraph-properties style:snap-to-layout-grid="false"/>
    </style:style>
    <style:style style:name="P10" style:family="paragraph" style:parent-style-name="Table_20_Text">
      <style:paragraph-properties fo:text-align="center" style:justify-single-word="false" style:snap-to-layout-grid="false"/>
    </style:style>
    <style:style style:name="P11" style:family="paragraph" style:parent-style-name="Title">
      <style:text-properties fo:font-style="italic" fo:font-weight="normal" style:font-style-asian="italic" style:font-weight-asian="normal" style:font-style-complex="italic" style:font-weight-complex="bold"/>
    </style:style>
    <style:style style:name="P12" style:family="paragraph" style:parent-style-name="Title">
      <style:text-properties fo:font-style="normal" fo:font-weight="normal" style:font-style-asian="normal" style:font-weight-asian="normal" style:font-style-complex="normal" style:font-weight-complex="bold"/>
    </style:style>
    <style:style style:name="P13" style:family="paragraph" style:parent-style-name="Heading_20_A">
      <style:paragraph-properties fo:margin-left="0.4528in" fo:margin-right="0in" fo:text-indent="0in" style:auto-text-indent="false"/>
    </style:style>
    <style:style style:name="P14" style:family="paragraph" style:parent-style-name="Heading_20_B">
      <style:paragraph-properties fo:margin-left="0.4528in" fo:margin-right="0in"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text-properties style:font-name="Arial1" fo:font-size="10pt" fo:language="de" fo:country="DE" style:font-name-asian="Courier New1" style:font-size-asian="10pt" style:font-name-complex="Courier New1" style:font-size-complex="10pt"/>
    </style:style>
    <style:style style:name="P17" style:family="paragraph" style:parent-style-name="Standard" style:list-style-name="L7"/>
    <style:style style:name="P18"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19" style:family="paragraph" style:parent-style-name="Standard" style:list-style-name="WW8Num5">
      <style:paragraph-properties fo:margin-left="1in" fo:margin-right="0in" fo:text-indent="-0.25in" style:auto-text-indent="false"/>
    </style:style>
    <style:style style:name="P20" style:family="paragraph" style:parent-style-name="Heading_20_1" style:master-page-name="Konvert_20_2">
      <style:paragraph-properties fo:margin-left="0in" fo:margin-right="0in" fo:text-indent="0in" style:auto-text-indent="false" style:page-number="auto"/>
      <style:text-properties style:language-asian="de" style:country-asian="DE"/>
    </style:style>
    <style:style style:name="P21" style:family="paragraph" style:parent-style-name="Heading_20_1">
      <style:paragraph-properties fo:margin-left="0in" fo:margin-right="0in" fo:text-indent="0in" style:auto-text-indent="false"/>
    </style:style>
    <style:style style:name="P22" style:family="paragraph" style:parent-style-name="Heading_20_1">
      <style:paragraph-properties fo:margin-left="0in" fo:margin-right="0in" fo:text-indent="0in" style:auto-text-indent="false"/>
      <style:text-properties style:language-asian="de" style:country-asian="DE"/>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ext-properties style:language-asian="de" style:country-asian="DE"/>
    </style:style>
    <style:style style:name="P25" style:family="paragraph" style:parent-style-name="Title" style:master-page-name="Standard">
      <style:paragraph-properties fo:margin-top="0.1665in" fo:margin-bottom="0.0417in" style:page-number="auto"/>
    </style:style>
    <style:style style:name="P26" style:family="paragraph" style:parent-style-name="Contents_20_1">
      <style:paragraph-properties>
        <style:tab-stops>
          <style:tab-stop style:position="6.4957in" style:type="right" style:leader-style="dotted" style:leader-text="."/>
          <style:tab-stop style:position="6.4965in" style:leader-style="dotted" style:leader-text="."/>
        </style:tab-stops>
      </style:paragraph-properties>
    </style:style>
    <style:style style:name="P27" style:family="paragraph" style:parent-style-name="Contents_20_2">
      <style:paragraph-properties>
        <style:tab-stops>
          <style:tab-stop style:position="6.4957in" style:type="right" style:leader-style="dotted" style:leader-text="."/>
          <style:tab-stop style:position="6.6354in" style:leader-style="dotted" style:leader-text="."/>
        </style:tab-stops>
      </style:paragraph-properties>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weight="bold" style:font-weight-asian="bold" style:font-weight-complex="bold"/>
    </style:style>
    <style:style style:name="T5" style:family="text">
      <style:text-properties style:font-name="Courier New1" fo:font-size="9pt" fo:language="de" fo:country="DE" style:font-name-asian="Courier New1" style:font-size-asian="9pt" style:font-name-complex="Courier New1" style:font-size-complex="9pt"/>
    </style:style>
    <style:style style:name="T6" style:family="text">
      <style:text-properties fo:font-weight="normal" style:font-weight-asian="normal" style:font-weight-complex="normal"/>
    </style:style>
    <style:style style:name="T7" style:family="text">
      <style:text-properties style:font-name="Arial1"/>
    </style:style>
    <style:style style:name="T8" style:family="text">
      <style:text-properties style:font-name="Arial1" fo:font-size="9pt" fo:language="de" fo:country="DE" style:font-name-asian="Courier New1" style:font-size-asian="9pt" style:font-name-complex="Courier New1" style:font-size-complex="9pt"/>
    </style:style>
    <style:style style:name="T9" style:family="text">
      <style:text-properties style:font-name="Arial1" fo:font-size="9pt" fo:language="de" fo:country="DE" fo:font-style="italic" style:font-name-asian="Courier New1" style:font-size-asian="9pt" style:font-style-asian="italic" style:font-name-complex="Courier New1" style:font-size-complex="9pt" style:font-style-complex="italic"/>
    </style:style>
    <style:style style:name="T10" style:family="text">
      <style:text-properties style:font-name="Arial1" fo:font-style="italic" style:font-style-asian="italic" style:font-style-complex="italic"/>
    </style:style>
    <style:style style:name="T11" style:family="text">
      <style:text-properties style:font-name="Arial1" fo:font-size="10pt" style:font-size-asian="10pt" style:font-size-complex="10pt"/>
    </style:style>
    <style:style style:name="T12" style:family="text">
      <style:text-properties style:font-name="Arial1" fo:font-size="10pt" fo:font-style="italic" style:font-size-asian="10pt" style:font-style-asian="italic" style:font-size-complex="10pt" style:font-style-complex="italic"/>
    </style:style>
    <style:style style:name="T13" style:family="text">
      <style:text-properties style:font-name="Courier New1" fo:font-size="9pt" style:font-size-asian="9pt" style:font-size-complex="9pt"/>
    </style:style>
    <style:style style:name="T14" style:family="text">
      <style:text-properties style:font-name="Courier New1" fo:font-size="9pt" fo:language="de" fo:country="DE" style:font-name-asian="Courier New1" style:font-size-asian="9pt" style:font-name-complex="Courier New1" style:font-size-complex="9pt"/>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17in" fo:text-indent="-0.25in" fo:margin-left="0.6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17in" fo:text-indent="-0.25in" fo:margin-left="0.8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17in" fo:text-indent="-0.25in" fo:margin-left="1.1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17in" fo:text-indent="-0.25in" fo:margin-left="2.6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17in" fo:text-indent="-0.25in" fo:margin-left="2.8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5"/>
      <text:p text:style-name="Title"/>
      <text:p text:style-name="Title"/>
      <text:p text:style-name="Title"/>
      <text:p text:style-name="Title"/>
      <text:p text:style-name="Title"/>
      <text:p text:style-name="Title"/>
      <text:p text:style-name="Title">Olympos<text:bookmark-ref text:reference-format="text" text:ref-name="prop_Subject"/></text:p>
      <text:p text:style-name="P12">Chronos Web Tools</text:p>
      <text:p text:style-name="P11">Build guide 0.9.9<text:bookmark-ref text:reference-format="text" text:ref-name="prop_Text2"/>.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I<text:bookmark-end text:name="prop_Author"/>ngo Herwig</text:p>
      <text:p text:style-name="Subtitle"><text:bookmark-ref text:reference-format="text" text:ref-name="LOwner">Owner:</text:bookmark-ref> <text:bookmark-ref text:reference-format="text" text:ref-name="prop_Owner">Giuseppe Platania</text:bookmark-ref></text:p>
      <text:p text:style-name="Subtitle"/>
      <text:p text:style-name="P5"/>
      <text:p text:style-name="P5"/>
      <text:p text:style-name="P5"/>
      <text:p text:style-name="P5"/>
      <text:p text:style-name="P5"><text:bookmark-ref text:reference-format="text" text:ref-name="prop_SecCust"> </text:bookmark-ref><text:bookmark-ref text:reference-format="text" text:ref-name="prop_SecAnd"/><text:bookmark-ref text:reference-format="text" text:ref-name="prop_SecComp"/></text:p>
      <text:p text:style-name="P5"/>
      <text:p text:style-name="P13"><text:bookmark-start text:name="TDocumentHistory"/>Document History<text:bookmark-end text:name="TDocumentHistory"/></text:p>
      <text:p text:style-name="P14"><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14"><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9"><text:bookmark-start text:name="TDateOfThisRevision"/>Date of this revision<text:bookmark-end text:name="TDateOfThisRevision"/>: <text:bookmark-ref text:reference-format="text" text:ref-name="prop_Date">18/01/11</text:bookmark-ref></text:p>
          </table:table-cell>
          <table:table-cell table:style-name="Tabelle1.B1" office:value-type="string">
            <text:p text:style-name="P9"><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text:bookmark-start text:name="TRevisionNumber"/>Revision Number<text:bookmark-end text:name="TRevisionNumber"/></text:p>
          </table:table-cell>
          <table:table-cell table:style-name="Tabelle2.A1" office:value-type="string">
            <text:p text:style-name="P9"><text:bookmark-start text:name="TRevisionDate"/>Revision Date<text:bookmark-end text:name="TRevisionDate"/></text:p>
          </table:table-cell>
          <table:table-cell table:style-name="Tabelle2.C1" office:value-type="string">
            <text:p text:style-name="P9"><text:bookmark-start text:name="TSummaryOfChanges"/>Summary of Changes<text:bookmark-end text:name="TSummaryOfChanges"/></text:p>
          </table:table-cell>
        </table:table-row>
        <table:table-row table:style-name="Tabelle2.1">
          <table:table-cell table:style-name="Tabelle2.A1" office:value-type="string">
            <text:p text:style-name="P10">(#)</text:p>
          </table:table-cell>
          <table:table-cell table:style-name="Tabelle2.A1" office:value-type="string">
            <text:p text:style-name="P10">(-)</text:p>
          </table:table-cell>
          <table:table-cell table:style-name="Tabelle2.C1" office:value-type="string">
            <text:p text:style-name="P9">(Describe change)</text:p>
          </table:table-cell>
        </table:table-row>
        <table:table-row table:style-name="Tabelle2.1">
          <table:table-cell table:style-name="Tabelle2.A1" office:value-type="string">
            <text:p text:style-name="P10">0.1</text:p>
          </table:table-cell>
          <table:table-cell table:style-name="Tabelle2.A1" office:value-type="string">
            <text:p text:style-name="P10">18/01/11</text:p>
          </table:table-cell>
          <table:table-cell table:style-name="Tabelle2.C1" office:value-type="string">
            <text:p text:style-name="P9">created</text:p>
          </table:table-cell>
        </table:table-row>
      </table:table>
      <text:p text:style-name="P13"><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6354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774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913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7.05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7.1909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7.3299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7.4689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7.607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26">1. Abstract<text:tab/>4</text:p>
          <text:p text:style-name="P26">2. License <text:tab/>5</text:p>
          <text:p text:style-name="P26">3. Requirements<text:tab/>6</text:p>
          <text:p text:style-name="P27">3.1 Software<text:tab/>6</text:p>
          <text:p text:style-name="P26"><text:s/>Build<text:tab/>7</text:p>
          <text:p text:style-name="P27">3.2 Download the source files<text:tab/>7</text:p>
          <text:p text:style-name="P27">3.3 Adjust release and revision numbers<text:tab/>7</text:p>
          <text:p text:style-name="P27">3.4 Run the build process<text:tab/>7</text:p>
          <text:p text:style-name="P26"><text:s/>Running CWT from source<text:tab/>8</text:p>
        </text:index-body>
      </text:table-of-content>
      <text:section text:style-name="Sect2" text:name="Bereich2">
        <text:p text:style-name="P6"><text:bookmark-start text:name="INSERT_HERE"/><text:bookmark-end text:name="INSERT_HERE"/></text:p>
        <text:h text:style-name="P20" text:outline-level="1">Abstract</text:h>
        <text:p text:style-name="P7">This file describes how to build the <text:span text:style-name="T4">Chronos Web Tools </text:span><text:span text:style-name="T6">from source.</text:span></text:p>
        <text:p text:style-name="Standard"/>
        <text:h text:style-name="P21" text:outline-level="1">License<text:tab/></text:h>
        <text:p text:style-name="Standard">The <text:span text:style-name="T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7"/>
        <text:h text:style-name="P22" text:outline-level="1">Requirements</text:h>
        <text:p text:style-name="P8">Please consider the following list of requirements before building the Chronos Web Modeler</text:p>
        <text:p text:style-name="P7"/>
        <text:h text:style-name="P24" text:outline-level="2">Software</text:h>
        <text:p text:style-name="P7">The build process requires the following components:</text:p>
        <text:list xml:id="list1410120206" text:style-name="WW8Num2">
          <text:list-item>
            <text:p text:style-name="P18">Java SDK 1.6</text:p>
          </text:list-item>
          <text:list-item>
            <text:p text:style-name="P18">Apache Ant</text:p>
          </text:list-item>
          <text:list-item>
            <text:p text:style-name="P18">Subversion client</text:p>
          </text:list-item>
        </text:list>
        <text:h text:style-name="P21" text:outline-level="1" text:is-list-header="true">Build</text:h>
        <text:p text:style-name="P15"/>
        <text:p text:style-name="Standard">Building CWT requires the following steps:</text:p>
        <text:list xml:id="list673008494" text:style-name="WW8Num5">
          <text:list-item>
            <text:list>
              <text:list-item>
                <text:p text:style-name="P19">Download the source files</text:p>
              </text:list-item>
              <text:list-item>
                <text:p text:style-name="P19">Adjust release and revision numbers (optional)</text:p>
              </text:list-item>
              <text:list-item>
                <text:p text:style-name="P19">Run the build process</text:p>
              </text:list-item>
            </text:list>
          </text:list-item>
        </text:list>
        <text:h text:style-name="P23" text:outline-level="2"><text:bookmark text:name="__RefHeading__1837_1678277223"/>Download the source files<text:bookmark-end text:name="__RefHeading__1837_1678277223"/></text:h>
        <text:p text:style-name="Standard">Checkout the source files from the Olympos Subversion repository using the following command:</text:p>
        <text:p text:style-name="Standard"><text:span text:style-name="Source_20_Text"><text:span text:style-name="T13">svn co https://olympos.svn.sourceforge.net/svnroot/olympos/</text:span></text:span><text:a xlink:type="simple" xlink:href="" text:style-name="Internet_20_link" text:visited-style-name="Visited_20_Internet_20_Link"><text:span text:style-name="Source_20_Text"><text:span text:style-name="T13">trunk/olympos/chronos/scr/workspace/</text:span></text:span></text:a><text:span text:style-name="Source_20_Text"><text:span text:style-name="T13"> olympos</text:span></text:span></text:p>
        <text:h text:style-name="P23" text:outline-level="2">Adjust release and revision numbers</text:h>
        <text:p text:style-name="P16">If you want to create a release, you have to adjust the build and revision numbers to match the next release number. This needs to be done in the following files:</text:p>
        <text:list xml:id="list117889960" text:style-name="L7">
          <text:list-item>
            <text:p text:style-name="P17"><text:span text:style-name="T5">olympos/Build/build.properties</text:span><text:span text:style-name="T8">: Set the </text:span><text:span text:style-name="T9">version</text:span><text:span text:style-name="T8"> property to the next release number</text:span></text:p>
          </text:list-item>
          <text:list-item>
            <text:p text:style-name="P17"><text:span text:style-name="T5">olympos/DiagramImageExporter/build.properties</text:span><text:span text:style-name="T8">: Set the </text:span><text:span text:style-name="T9">version</text:span><text:span text:style-name="T8"> property to the next release number</text:span></text:p>
          </text:list-item>
          <text:list-item>
            <text:p text:style-name="P17"><text:span text:style-name="T5">olympos/generator/build/build.properties</text:span><text:span text:style-name="T8">: Set the </text:span><text:span text:style-name="T9">version</text:span><text:span text:style-name="T8"> property to the next release number</text:span></text:p>
          </text:list-item>
          <text:list-item>
            <text:p text:style-name="P17"><text:span text:style-name="T5">olympos/gui/welcome/welcome.html</text:span><text:span text:style-name="T8">: Search for </text:span><text:span text:style-name="T9">Welcome to the Chronos Web Modeler</text:span><text:span text:style-name="T8"> and replace the old release number with the next release number</text:span></text:p>
          </text:list-item>
          <text:list-item>
            <text:p text:style-name="P17"><text:span text:style-name="T5">olympos/gui/js/uwm/Constants.js</text:span><text:span text:style-name="T8">: Set the </text:span><text:span text:style-name="T9">uwm.Constants.SVN_REVISION</text:span><text:span text:style-name="T8"> property to the current svn revision number</text:span></text:p>
          </text:list-item>
        </text:list>
        <text:h text:style-name="P23" text:outline-level="2">Run the build process</text:h>
        <text:p text:style-name="Standard"><text:span text:style-name="T7">Change to the </text:span><text:span text:style-name="T10">olympos/Build</text:span><text:span text:style-name="T7"> directory and run the build process with the following command:</text:span></text:p>
        <text:p text:style-name="Standard"><text:span text:style-name="Source_20_Text"><text:span text:style-name="T13">ant zip</text:span></text:span></text:p>
        <text:p text:style-name="Standard"><text:span text:style-name="Source_20_Text"><text:span text:style-name="T11">This will create a file named </text:span></text:span><text:span text:style-name="Source_20_Text"><text:span text:style-name="T12">ChronosWebTools-&lt;release number&gt;-&lt;date&gt;.zip</text:span></text:span><text:span text:style-name="Source_20_Text"><text:span text:style-name="T11"> in the same directory, which contains the CWT release.</text:span></text:span></text:p>
        <text:h text:style-name="P21" text:outline-level="1" text:is-list-header="true">Running CWT from source</text:h>
        <text:p text:style-name="Standard">You can also run CWT from the source tree after accomplishing the following steps:</text:p>
        <text:list xml:id="list1398010813" text:continue-numbering="true" text:style-name="L7">
          <text:list-item>
            <text:p text:style-name="P17"><text:span text:style-name="T8">Checkout the source files from the Olympos Subversion repository (see </text:span><text:span text:style-name="T8"><text:bookmark-ref text:reference-format="chapter" text:ref-name="__RefHeading__1837_1678277223">3.2</text:bookmark-ref></text:span><text:span text:style-name="T8">)</text:span></text:p>
          </text:list-item>
          <text:list-item>
            <text:p text:style-name="P17"><text:span text:style-name="T8">Make the </text:span><text:span text:style-name="T9">olympos</text:span><text:span text:style-name="T8"> directory available under your webserver</text:span></text:p>
          </text:list-item>
          <text:list-item>
            <text:p text:style-name="P17"><text:span text:style-name="T8">Create the CWM database and adjust the configuration in </text:span><text:span text:style-name="T5">olympos/application/server.ini</text:span><text:span text:style-name="T8"> according to the installation manual (see </text:span><text:a xlink:type="simple" xlink:href="http://olympos.svn.sourceforge.net/viewvc/olympos/trunk/olympos/chronos/scr/applications/requirements/Chronos_Web_Modeller_Installation.pdf">http://olympos.svn.sourceforge.net/viewvc/olympos/trunk/olympos/chronos/scr/applications/requirements/Chronos_Web_Modeller_Installation.pdf</text:a><text:span text:style-name="T8">)</text:span></text:p>
          </text:list-item>
          <text:list-item>
            <text:p text:style-name="P17"><text:span text:style-name="T8">Since the source directory structure of the generator is not the same as the final deployment structure, you have to create a generator build. Change to the </text:span><text:span text:style-name="T9">olympos/generator/build</text:span><text:span text:style-name="T8"> directory and run ant. This will create a file named </text:span><text:span text:style-name="T9">ChronosGenerator-&lt;release number&gt;.zip</text:span><text:span text:style-name="T8"> that contains the generator. Unpack the archive to a directory of your choice and change </text:span><text:span text:style-name="T5">olympos/application/server.ini</text:span><text:span text:style-name="T8"> according to that directory.</text:span></text:p>
          </text:list-item>
          <text:list-item>
            <text:p text:style-name="P17"><text:span text:style-name="T8">Point your webbrowser to </text:span><text:span text:style-name="T9">olympos/gui/index.html</text:span><text:span text:style-name="T8"> in order to run CWM. All changes made in the PHP and Javascript/HTML sources will be visible in CWM.</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Helv" svg:font-family="Helv"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1665in" fo:margin-bottom="0.0417in"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6354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7744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913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7.052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7.190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7.3299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7.4689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7.607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paragraph-properties fo:margin-left="0.4528in" fo:margin-right="0in" fo:text-indent="-0.4528in" style:auto-text-indent="false"/>
    </style:style>
    <style:style style:name="Heading_20_B" style:display-name="Heading B" style:family="paragraph" style:parent-style-name="Heading_20_2" style:default-outline-level="" style:list-style-name="">
      <style:paragraph-properties fo:margin-left="0.4528in" fo:margin-right="0in" fo:text-indent="-0.4528in" style:auto-text-indent="false"/>
    </style:style>
    <style:style style:name="Heading_20_C" style:display-name="Heading C" style:family="paragraph" style:parent-style-name="Heading_20_3" style:default-outline-level="" style:list-style-name="">
      <style:paragraph-properties fo:margin-left="0.5516in" fo:margin-right="0in" fo:text-indent="-0.5516in"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MP2" style:family="paragraph" style:parent-style-name="Standard">
      <style:paragraph-properties fo:margin-top="0in" fo:margin-bottom="0.0835in"/>
      <style:text-properties fo:language="en" fo:country="GB"/>
    </style:style>
    <style:style style:name="M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Rahmen2" text:anchor-type="char" svg:x="5.6299in" svg:y="0.0008in" svg:width="0.8654in" svg:height="0.4327in" draw:z-index="2"><draw:text-box><text:p text:style-name="MP2"><text:bookmark-start text:name="prop_Logo"/><draw:frame draw:style-name="Mfr2" draw:name="Grafik9" text:anchor-type="as-char" svg:width="0.548in" svg:height="0.548in"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Building_Chronos_Web_Modeller.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1-01-18T16:33:06">18/01/11</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ingo/Daten/work/olympos/cwm_docs/Building_Chronos_Web_Modeller.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8</text:page-number></text:span></text:span><text:span text:style-name="MT1"> </text:span><text:bookmark-start text:name="Tof"/><text:span text:style-name="MT1">of</text:span><text:bookmark-end text:name="Tof"/><text:span text:style-name="MT1"> </text:span><text:span text:style-name="MT1"><text:page-count style:num-format="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Chronos Web Tools: build documentation</text:p>
      </style:header>
      <style:footer>
        <text:p text:style-name="Standard"><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1-01-18T16:33:06</dc:date>
    <meta:editing-cycles>65</meta:editing-cycles>
    <meta:editing-duration>PT614H37M06S</meta:editing-duration>
    <meta:generator>OpenOffice.org/3.2$Linux OpenOffice.org_project/320m12$Build-9483</meta:generator>
    <dc:creator>Ingo Herwig</dc:creator>
    <meta:document-statistic meta:table-count="2" meta:image-count="1" meta:object-count="0" meta:page-count="8" meta:paragraph-count="86" meta:word-count="702" meta:character-count="4849"/>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